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835in"/>
    </style:style>
    <style:style style:name="co5" style:family="table-column">
      <style:table-column-properties fo:break-before="auto" style:column-width="3.8382in"/>
    </style:style>
    <style:style style:name="co6" style:family="table-column">
      <style:table-column-properties fo:break-before="auto" style:column-width="0.9327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4043in" fo:break-before="auto" style:use-optimal-row-height="false"/>
    </style:style>
    <style:style style:name="ro7" style:family="table-row">
      <style:table-row-properties style:row-height="1.3882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wrap-option="wrap" fo:border="0.06pt solid #000000" style:vertical-align="middl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Default">
      <style:text-properties style:font-name="Arial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number-columns-repeated="1021" table:default-cell-style-name="ce5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mon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Package for common utitlities to be used across the different modules of the calvOS engine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degen</text:p>
          </table:table-cell>
          <table:table-cell office:value-type="string" calcext:value-type="string">
            <text:p>Parameters and settings for the C-code generation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Utilitites common to the calvOS engine. For example:</text:p>
            <text:p> - File/Folder manipuation</text:p>
            <text:p> - Special strings manipulation, etc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logsys</text:p>
          </table:table-cell>
          <table:table-cell office:value-type="string" calcext:value-type="string">
            <text:p>Logging and warning system acrros calvOS engine.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comg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unication Generator. Utilities for generating communication stacks and interaction layer for different protocols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ommunication generator for Controller Area Network (CAN) protocol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IN</text:p>
          </table:table-cell>
          <table:table-cell office:value-type="string" calcext:value-type="string">
            <text:p>Communication generator for Local Interconnect Network (LIN) protocol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Communication generator for Serial Peripheral Interface (SPI) protocol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serial</text:p>
          </table:table-cell>
          <table:table-cell office:value-type="string" calcext:value-type="string">
            <text:p>Communication generator for a generic serial communication protocol. This can be applied for example to UART.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util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ckage for common utilities for the target C software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Utilities for processing of inputs. For example:</text:p>
            <text:p> - Button debounce</text:p>
            <text:p> - ADC filtering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<text:span text:style-name="T1">Utilities for processing of outputs. For example:</text:span></text:p>
            <text:p><text:span text:style-name="T1"> - Output ramping (Up/Down) generation.</text:span></text:p>
            <text:p><text:span text:style-name="T1"> - Output latching</text:span>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Utilities for time handling. For example:</text:p>
            <text:p> - Time wheel</text:p>
            <text:p> - Fast timers</text:p>
            <text:p> - Slow tim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iags</text:p>
          </table:table-cell>
          <table:table-cell office:value-type="string" calcext:value-type="string">
            <text:p>uds</text:p>
          </table:table-cell>
          <table:table-cell office:value-type="string" calcext:value-type="string">
            <text:p>Minial set of UDS compliant diagnostics framework.</text:p>
          </table:table-cell>
          <table:table-cell table:number-columns-repeated="1021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" table:style-name="ta1"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3" table:number-columns-repeated="61" table:default-cell-style-name="ce7"/>
        <table:table-row table:style-name="ro6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ython Module</text:p>
          </table:table-cell>
          <table:table-cell table:number-columns-repeated="61"/>
        </table:table-row>
        <table:table-row table:style-name="ro7">
          <table:table-cell table:style-name="ce4" office:value-type="string" calcext:value-type="string">
            <text:p>Communication Interaction Layer</text:p>
          </table:table-cell>
          <table:table-cell table:style-name="ce4" office:value-type="string" calcext:value-type="string">
            <text:p>Generation of code for interaction layers of communication protocols. Currently supported protocols:</text:p>
            <text:p>- CAN: Controller Area Network</text:p>
            <text:p>- LIN: Local Interconect Network</text:p>
            <text:p>- UART: Custom User Protocol over UART</text:p>
            <text:p>- SPI: Custom User Protocol over SPI</text:p>
          </table:table-cell>
          <table:table-cell table:style-name="ce4" office:value-type="string" calcext:value-type="string">
            <text:p>comgen</text:p>
          </table:table-cell>
          <table:table-cell table:number-columns-repeated="61"/>
        </table:table-row>
        <table:table-row table:style-name="ro8">
          <table:table-cell table:style-name="ce4" office:value-type="string" calcext:value-type="string">
            <text:p>Code Generation</text:p>
          </table:table-cell>
          <table:table-cell table:style-name="ce4" office:value-type="string" calcext:value-type="string">
            <text:p>Utilities for the code generation.</text:p>
          </table:table-cell>
          <table:table-cell table:style-name="ce4" office:value-type="string" calcext:value-type="string">
            <text:p>codegen</text:p>
          </table:table-cell>
          <table:table-cell table:number-columns-repeated="61"/>
        </table:table-row>
        <table:table-row table:style-name="ro8">
          <table:table-cell table:style-name="ce4" office:value-type="string" calcext:value-type="string">
            <text:p>Logging System</text:p>
          </table:table-cell>
          <table:table-cell table:style-name="ce4" office:value-type="string" calcext:value-type="string">
            <text:p>Logging system for the calvOS Engine</text:p>
          </table:table-cell>
          <table:table-cell table:style-name="ce4" office:value-type="string" calcext:value-type="string">
            <text:p>log</text:p>
          </table:table-cell>
          <table:table-cell table:number-columns-repeated="61"/>
        </table:table-row>
        <table:table-row table:style-name="ro8">
          <table:table-cell table:style-name="ce6" office:value-type="string" calcext:value-type="string">
            <text:p>Proyect Handling</text:p>
          </table:table-cell>
          <table:table-cell table:style-name="ce6" office:value-type="string" calcext:value-type="string">
            <text:p>Utilities for managing a calvOS project.</text:p>
          </table:table-cell>
          <table:table-cell table:style-name="ce6" office:value-type="string" calcext:value-type="string">
            <text:p>project</text:p>
          </table:table-cell>
          <table:table-cell table:number-columns-repeated="61"/>
        </table:table-row>
        <table:table-row table:style-name="ro3" table:number-rows-repeated="104857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03:11:52.7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2-20T03:23:15.874000000</dc:date>
    <meta:editing-duration>PT13M59S</meta:editing-duration>
    <meta:editing-cycles>12</meta:editing-cycles>
    <meta:generator>LibreOffice/7.0.0.3$Windows_X86_64 LibreOffice_project/8061b3e9204bef6b321a21033174034a5e2ea88e</meta:generator>
    <meta:document-statistic meta:table-count="2" meta:cell-count="50" meta:object-count="0"/>
  </office:meta>
</office:document-meta>
</file>